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04.3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21.17mm" fo:break-before="auto" style:use-optimal-row-height="true"/>
    </style:style>
    <style:style style:name="ro9" style:family="table-row">
      <style:table-row-properties style:row-height="15.52mm" fo:break-before="auto" style:use-optimal-row-height="true"/>
    </style:style>
    <style:style style:name="ro10" style:family="table-row">
      <style:table-row-properties style:row-height="20.53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10.05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37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44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4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50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56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2c375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e6f0bb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ackground-color="#e6f0bb" fo:border-left="0.06pt solid #000000" fo:border-right="none" fo:border-top="non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e6f0bb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ackground-color="#e6f0bb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e6f0bb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none" fo:background-color="#e6f0b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fo:background-color="#e6f0bb" style:text-align-source="fix" style:repeat-content="false" fo:border="0.06pt solid #000000" style:vertical-align="middle"/>
      <style:paragraph-properties fo:text-align="center" fo:margin-left="0m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as para la estimación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ce20"/>
        <table:table-column table:style-name="co2" table:default-cell-style-name="ce20"/>
        <table:table-column table:style-name="co1" table:default-cell-style-name="ce40"/>
        <table:table-column table:style-name="co1" table:number-columns-repeated="2" table:default-cell-style-name="ce19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Act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actor de pes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alor ponderado</text:p>
          </table:table-cell>
          <table:covered-table-cell table:style-name="ce6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Usuari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Gestor de formularios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Administrad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UAW</text:p>
          </table:table-cell>
          <table:covered-table-cell table:style-name="ce25"/>
          <table:table-cell table:style-name="ce44" table:formula="of:=SUM([.F6:.F8])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aso de uso</text:p>
          </table:table-cell>
          <table:covered-table-cell table:style-name="ce6"/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Número de transaccion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mplejidad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eso</text:p>
          </table:table-cell>
          <table:covered-table-cell table:style-name="ce19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 (Móvil)</text:p>
          </table:table-cell>
          <table:covered-table-cell table:style-name="ce10"/>
          <table:covered-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4" table:formula="of:=IF([.$F12]&gt;0;IF([.$F12]&lt;=3;&quot;Simple&quot;;IF(AND([.$F12]&gt;3;[.$F12]&lt;7);&quot;Intermedio&quot;;IF([.$F1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2" table:formula="of:=IF([.H12]=&quot;Simple&quot;;5;IF([.H12]=&quot;Intermedio&quot;;10;IF([.H1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 (Web)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3]&gt;0;IF([.$F13]&lt;=3;&quot;Simple&quot;;IF(AND([.$F13]&gt;3;[.$F13]&lt;7);&quot;Intermedio&quot;;IF([.$F13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2" table:formula="of:=IF([.H13]=&quot;Simple&quot;;5;IF([.H13]=&quot;Intermedio&quot;;10;IF([.H13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 (Móvil)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4]&gt;0;IF([.$F14]&lt;=3;&quot;Simple&quot;;IF(AND([.$F14]&gt;3;[.$F14]&lt;7);&quot;Intermedio&quot;;IF([.$F14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2" table:formula="of:=IF([.H14]=&quot;Simple&quot;;5;IF([.H14]=&quot;Intermedio&quot;;10;IF([.H14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Generar informes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5]&gt;0;IF([.$F15]&lt;=3;&quot;Simple&quot;;IF(AND([.$F15]&gt;3;[.$F15]&lt;7);&quot;Intermedio&quot;;IF([.$F1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52" table:formula="of:=IF([.H15]=&quot;Simple&quot;;5;IF([.H15]=&quot;Intermedio&quot;;10;IF([.H1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table:style-name="ce11" table:number-columns-repeated="6"/>
          <table:table-cell table:style-name="ce27" office:value-type="string" calcext:value-type="string" table:number-columns-spanned="2" table:number-rows-spanned="1">
            <text:p>UUCW</text:p>
          </table:table-cell>
          <table:covered-table-cell table:style-name="ce53"/>
          <table:table-cell table:style-name="ce44" table:formula="of:=SUM([.J12:.J15])" office:value-type="float" office:value="20" calcext:value-type="float" table:number-columns-spanned="2" table:number-rows-spanned="1">
            <text:p>20</text:p>
          </table:table-cell>
          <table:covered-table-cell table:style-name="ce53"/>
          <table:table-cell/>
        </table:table-row>
        <table:table-row table:style-name="ro4">
          <table:table-cell/>
          <table:table-cell table:style-name="ce11" table:number-columns-repeated="6"/>
          <table:table-cell table:style-name="ce27" office:value-type="string" calcext:value-type="string" table:number-columns-spanned="2" table:number-rows-spanned="1">
            <text:p>UUCP</text:p>
          </table:table-cell>
          <table:covered-table-cell table:style-name="ce53"/>
          <table:table-cell table:style-name="ce44" table:formula="of:=SUM([.F9];[.J16])" office:value-type="float" office:value="29" calcext:value-type="float" table:number-columns-spanned="2" table:number-rows-spanned="1">
            <text:p>29</text:p>
          </table:table-cell>
          <table:covered-table-cell table:style-name="ce53"/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técnic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Características especiales</text:p>
          </table:table-cell>
          <table:covered-table-cell table:number-columns-repeated="2"/>
          <table:covered-table-cell table:style-name="ce19"/>
          <table:table-cell table:style-name="ce50" office:value-type="string" calcext:value-type="string">
            <text:p>TL</text:p>
          </table:table-cell>
          <table:table-cell table:style-name="ce50" office:value-type="string" calcext:value-type="string">
            <text:p>Peso</text:p>
          </table:table-cell>
          <table:table-cell table:style-name="ce50" office:value-type="string" calcext:value-type="string">
            <text:p>Impacto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Sistema distribuid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no será distribuido.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PRODUCT([.J20];[.K20])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Tiempos de respuesta/buen desempeñ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ógicamente, es importante que el sistema responda con rapidez.</text:p>
          </table:table-cell>
          <table:covered-table-cell table:number-columns-repeated="2"/>
          <table:covered-table-cell table:style-name="ce19"/>
          <table:table-cell table:style-name="ce54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PRODUCT([.J21];[.K21])" office:value-type="float" office:value="8" calcext:value-type="float">
            <text:p>8</text:p>
          </table:table-cell>
        </table:table-row>
        <table:table-row table:style-name="ro6">
          <table:table-cell/>
          <table:table-cell table:style-name="ce14" office:value-type="string" calcext:value-type="string" table:number-columns-spanned="4" table:number-rows-spanned="1">
            <text:p>Eficiencia para 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lo más eficiente que pueda ser para ser de buena calidad.</text:p>
          </table:table-cell>
          <table:covered-table-cell table:number-columns-repeated="2"/>
          <table:covered-table-cell table:style-name="ce19"/>
          <table:table-cell table:style-name="ce54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2];[.K22])" office:value-type="float" office:value="4" calcext:value-type="float">
            <text:p>4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omplejidad del procesamiento intern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funcionalidad del sistema no será muy compleja.</text:p>
          </table:table-cell>
          <table:covered-table-cell table:number-columns-repeated="2"/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3];[.K23])"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Reusabilidad del códig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54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4];[.K24])" office:value-type="float" office:value="2" calcext:value-type="float">
            <text:p>2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Facilidad de instal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operativo del teléfono se encargará del proceso de instalación.</text:p>
          </table:table-cell>
          <table:covered-table-cell table:number-columns-repeated="2"/>
          <table:covered-table-cell table:style-name="ce19"/>
          <table:table-cell table:style-name="ce54" office:value-type="float" office:value="2" calcext:value-type="float">
            <text:p>2</text:p>
          </table:table-cell>
          <table:table-cell table:style-name="ce55" office:value-type="float" office:value="0.5" calcext:value-type="float">
            <text:p>0,5</text:p>
          </table:table-cell>
          <table:table-cell table:style-name="ce52" table:formula="of:=PRODUCT([.J25];[.K25])" office:value-type="float" office:value="1" calcext:value-type="float">
            <text:p>1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us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fácil de utilizar y amigable para el usuario final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0.5" calcext:value-type="float">
            <text:p>0,5</text:p>
          </table:table-cell>
          <table:table-cell table:style-name="ce52" table:formula="of:=PRODUCT([.J26];[.K26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Portabilidad a otras plataform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será multiplataforma.</text:p>
          </table:table-cell>
          <table:covered-table-cell table:number-columns-repeated="2"/>
          <table:covered-table-cell table:style-name="ce19"/>
          <table:table-cell table:style-name="ce54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PRODUCT([.J27];[.K27])" office:value-type="float" office:value="6" calcext:value-type="float">
            <text:p>6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Facilidad de cambi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rá estar bien documentado para que sea fácil modificarlo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8];[.K28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ncurrencia/procesamiento paralel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requiere procesamiento en paralelo.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9];[.K29])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Características de segurida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, pero la seguridad es un factor importante.</text:p>
          </table:table-cell>
          <table:covered-table-cell table:number-columns-repeated="2"/>
          <table:covered-table-cell table:style-name="ce19"/>
          <table:table-cell table:style-name="ce54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30];[.K30])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Acceso para tercer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31];[.K31])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 table:number-columns-spanned="4" table:number-rows-spanned="1">
            <text:p>Capacitación d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requerirá un manual para cada tipo de usuario que describa el funcionamiento básico del sistema de acuerdo a dicho <text:span text:style-name="T1">tipo</text:span>.</text:p>
          </table:table-cell>
          <table:covered-table-cell table:number-columns-repeated="2"/>
          <table:covered-table-cell table:style-name="ce19"/>
          <table:table-cell table:style-name="ce54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32];[.K32])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7" office:value-type="string" calcext:value-type="string" table:number-columns-spanned="2" table:number-rows-spanned="1">
            <text:p>TF</text:p>
          </table:table-cell>
          <table:covered-table-cell/>
          <table:table-cell table:style-name="ce44" table:formula="of:=SUM([.L20:.L32])" office:value-type="float" office:value="35.5" calcext:value-type="float">
            <text:p>35,5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7" office:value-type="string" calcext:value-type="string" table:number-columns-spanned="2" table:number-rows-spanned="1">
            <text:p>TCF</text:p>
          </table:table-cell>
          <table:covered-table-cell/>
          <table:table-cell table:style-name="ce44" table:formula="of:=0.6+[.L33]/100" office:value-type="float" office:value="0.955" calcext:value-type="float">
            <text:p>0,955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de entorn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Razón</text:p>
          </table:table-cell>
          <table:covered-table-cell table:number-columns-repeated="2"/>
          <table:covered-table-cell table:style-name="ce19"/>
          <table:table-cell table:style-name="ce50" office:value-type="string" calcext:value-type="string">
            <text:p>EL</text:p>
          </table:table-cell>
          <table:table-cell table:style-name="ce50" office:value-type="string" calcext:value-type="string">
            <text:p>Peso</text:p>
          </table:table-cell>
          <table:table-cell table:style-name="ce50" office:value-type="string" calcext:value-type="string">
            <text:p>Impacto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Familiaridad con los procesos de desarrollo utilizad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oce el proceso de desarrollo de forma teórica, y se obtuvo mayor experiencia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1.5" calcext:value-type="float">
            <text:p>1,5</text:p>
          </table:table-cell>
          <table:table-cell table:style-name="ce52" table:formula="of:=PRODUCT([.J37];[.K37])" office:value-type="float" office:value="7.5" calcext:value-type="float">
            <text:p>7,5</text:p>
          </table:table-cell>
        </table:table-row>
        <table:table-row table:style-name="ro10">
          <table:table-cell/>
          <table:table-cell office:value-type="string" calcext:value-type="string" table:number-columns-spanned="4" table:number-rows-spanned="1">
            <text:p>Experiencia en el desarrollo de aplicaciones similar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grupo de desarrollo no produjo aplicaciones muy similares con anterioridad, pero fue adquiriendo experiencia</text:p>
          </table:table-cell>
          <table:covered-table-cell table:number-columns-repeated="2"/>
          <table:covered-table-cell table:style-name="ce19"/>
          <table:table-cell table:style-name="ce54" office:value-type="float" office:value="4" calcext:value-type="float">
            <text:p>4</text:p>
          </table:table-cell>
          <table:table-cell table:style-name="ce55" office:value-type="float" office:value="0.5" calcext:value-type="float">
            <text:p>0,5</text:p>
          </table:table-cell>
          <table:table-cell table:style-name="ce52" table:formula="of:=PRODUCT([.J38];[.K38])" office:value-type="float" office:value="2" calcext:value-type="float">
            <text:p>2</text:p>
          </table:table-cell>
        </table:table-row>
        <table:table-row table:style-name="ro7">
          <table:table-cell/>
          <table:table-cell table:style-name="ce14" office:value-type="string" calcext:value-type="string" table:number-columns-spanned="4" table:number-rows-spanned="1">
            <text:p>Experiencia en la orientación a obje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tiene experiencia con el paradigma orientado a objetos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39];[.K39])" office:value-type="float" office:value="5" calcext:value-type="float">
            <text:p>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apacidad de liderazgo del analist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analistas fueron adquiriendo liderazgo a medida que se desarrollaba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0.5" calcext:value-type="float">
            <text:p>0,5</text:p>
          </table:table-cell>
          <table:table-cell table:style-name="ce52" table:formula="of:=PRODUCT([.J40];[.K40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Motivación del grup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¡El grupo de desarrollo está motivado!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41];[.K41])" office:value-type="float" office:value="5" calcext:value-type="float">
            <text:p>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Estabilidad de los requerimien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fía en que los requerimientos son estables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PRODUCT([.J42];[.K42])" office:value-type="float" office:value="10" calcext:value-type="float">
            <text:p>10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Miembros del grupo que trabajan <text:span text:style-name="T1">part-time</text:span>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dos los miembros del grupo trabajaran full time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-1" calcext:value-type="float">
            <text:p>-1</text:p>
          </table:table-cell>
          <table:table-cell table:style-name="ce52" table:formula="of:=PRODUCT([.J43];[.K43])" office:value-type="float" office:value="-0" calcext:value-type="float">
            <text:p>0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Dificultad del lenguaje de program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lenguajes de programación a utilizar no son complejos, pero no se tiene experencia en los mismos.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-1" calcext:value-type="float">
            <text:p>-1</text:p>
          </table:table-cell>
          <table:table-cell table:style-name="ce52" table:formula="of:=PRODUCT([.J44];[.K44])" office:value-type="float" office:value="-0" calcext:value-type="float">
            <text:p>0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7" office:value-type="string" calcext:value-type="string" table:number-columns-spanned="2" table:number-rows-spanned="1">
            <text:p>EF</text:p>
          </table:table-cell>
          <table:covered-table-cell/>
          <table:table-cell table:style-name="ce44" table:formula="of:=SUM([.L37:.L44])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7" office:value-type="string" calcext:value-type="string" table:number-columns-spanned="2" table:number-rows-spanned="1">
            <text:p>ECF</text:p>
          </table:table-cell>
          <table:covered-table-cell/>
          <table:table-cell table:style-name="ce56" table:formula="of:=1.4+(-0.03*[.L45])" office:value-type="float" office:value="0.44" calcext:value-type="float">
            <text:p>0,4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Puntos de casos de uso ajustados (UCP)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6" table:formula="of:=PRODUCT([.J17];[.L34];[.L46])" office:value-type="float" office:value="12.1858" calcext:value-type="float" table:number-columns-spanned="11" table:number-rows-spanned="1">
            <text:p>12,19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Horas hombre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7" table:formula="of:=[.B49]*20" office:value-type="float" office:value="243.716" calcext:value-type="float" table:number-columns-spanned="11" table:number-rows-spanned="1">
            <text:p>243,7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Actividad</text:p>
          </table:table-cell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Porcentaj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Horas hombre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Análisis</text:p>
          </table:table-cell>
          <table:covered-table-cell table:number-columns-repeated="2" table:style-name="ce22"/>
          <table:table-cell table:style-name="ce36" office:value-type="percentage" office:value="0.1" calcext:value-type="percentage" table:number-columns-spanned="2" table:number-rows-spanned="1">
            <text:p>10%</text:p>
          </table:table-cell>
          <table:covered-table-cell table:style-name="Default"/>
          <table:table-cell table:style-name="ce42" table:formula="of:=([.G57]/0.4)*0.1" office:value-type="float" office:value="60.929" calcext:value-type="float" table:number-columns-spanned="2" table:number-rows-spanned="1">
            <text:p>60,93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Diseño</text:p>
          </table:table-cell>
          <table:covered-table-cell table:number-columns-repeated="2" table:style-name="ce23"/>
          <table:table-cell table:style-name="ce36" office:value-type="percentage" office:value="0.2" calcext:value-type="percentage" table:number-columns-spanned="2" table:number-rows-spanned="1">
            <text:p>20%</text:p>
          </table:table-cell>
          <table:covered-table-cell table:style-name="Default"/>
          <table:table-cell table:style-name="ce43" table:formula="of:=([.G57]/0.4)*0.2" office:value-type="float" office:value="121.858" calcext:value-type="float" table:number-columns-spanned="2" table:number-rows-spanned="1">
            <text:p>121,86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ogramación</text:p>
          </table:table-cell>
          <table:covered-table-cell table:number-columns-repeated="2" table:style-name="ce23"/>
          <table:table-cell table:style-name="ce36" office:value-type="percentage" office:value="0.4" calcext:value-type="percentage" table:number-columns-spanned="2" table:number-rows-spanned="1">
            <text:p>40%</text:p>
          </table:table-cell>
          <table:covered-table-cell table:style-name="Default"/>
          <table:table-cell table:style-name="ce42" table:formula="of:=[.B52]" office:value-type="float" office:value="243.716" calcext:value-type="float" table:number-columns-spanned="2" table:number-rows-spanned="1">
            <text:p>243,72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uebas</text:p>
          </table:table-cell>
          <table:covered-table-cell table:number-columns-repeated="2" table:style-name="ce23"/>
          <table:table-cell table:style-name="ce3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43" table:formula="of:=([.G57]/0.4)*0.15" office:value-type="float" office:value="91.3935" calcext:value-type="float" table:number-columns-spanned="2" table:number-rows-spanned="1">
            <text:p>91,39</text:p>
          </table:table-cell>
          <table:covered-table-cell table:style-name="Default"/>
          <table:table-cell table:number-columns-repeated="4"/>
        </table:table-row>
        <table:table-row table:style-name="ro12">
          <table:table-cell/>
          <table:table-cell table:style-name="ce9" office:value-type="string" calcext:value-type="string" table:number-columns-spanned="3" table:number-rows-spanned="1">
            <text:p>Otras actividades (sobrecarga)</text:p>
          </table:table-cell>
          <table:covered-table-cell table:number-columns-repeated="2" table:style-name="ce23"/>
          <table:table-cell table:style-name="ce3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43" table:formula="of:=([.G57]/0.4)*0.15" office:value-type="float" office:value="91.3935" calcext:value-type="float" table:number-columns-spanned="2" table:number-rows-spanned="1">
            <text:p>91,39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27" office:value-type="string" calcext:value-type="string" table:number-columns-spanned="3" table:number-rows-spanned="1">
            <text:p>Esfuerzo total</text:p>
          </table:table-cell>
          <table:covered-table-cell table:number-columns-repeated="2" table:style-name="ce23"/>
          <table:table-cell table:style-name="ce37" office:value-type="percentage" office:value="1" calcext:value-type="percentage" table:number-columns-spanned="2" table:number-rows-spanned="1">
            <text:p>100%</text:p>
          </table:table-cell>
          <table:covered-table-cell table:style-name="Default"/>
          <table:table-cell table:style-name="ce42" table:formula="of:=SUM([.G55:.G59])" office:value-type="float" office:value="609.29" calcext:value-type="float" table:number-columns-spanned="2" table:number-rows-spanned="1">
            <text:p>609,29</text:p>
          </table:table-cell>
          <table:covered-table-cell table:style-name="Default"/>
          <table:table-cell table:number-columns-repeated="4"/>
        </table:table-row>
      </table:table>
      <table:table table:name="Listado de casos de uso" table:style-name="ta1">
        <table:table-column table:style-name="co1" table:default-cell-style-name="Default"/>
        <table:table-column table:style-name="co3" table:default-cell-style-name="ce7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3">
          <table:table-cell/>
          <table:table-cell table:style-name="ce61" table:number-columns-repeated="3"/>
          <table:table-cell/>
        </table:table-row>
        <table:table-row table:style-name="ro13">
          <table:table-cell/>
          <table:table-cell table:style-name="ce62" office:value-type="string" calcext:value-type="string">
            <text:p>Casos de uso</text:p>
          </table:table-cell>
          <table:table-cell table:style-name="ce62" office:value-type="string" calcext:value-type="string">
            <text:p>Aplicación Web</text:p>
          </table:table-cell>
          <table:table-cell table:style-name="ce62" office:value-type="string" calcext:value-type="string">
            <text:p>Aplicación móvil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CU01: Buscar formulario</text:p>
          </table:table-cell>
          <table:table-cell table:style-name="ce78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/>
        </table:table-row>
        <table:table-row table:style-name="ro13">
          <table:table-cell/>
          <table:table-cell table:style-name="ce73" office:value-type="string" calcext:value-type="string">
            <text:p>CU02: Completar y enviar un formulario</text:p>
          </table:table-cell>
          <table:table-cell table:number-columns-repeated="2" table:style-name="ce70" office:value-type="string" calcext:value-type="string">
            <text:p>X</text:p>
          </table:table-cell>
          <table:table-cell/>
        </table:table-row>
        <table:table-row table:style-name="ro13">
          <table:table-cell/>
          <table:table-cell table:style-name="ce74" office:value-type="string" calcext:value-type="string">
            <text:p>CU03: ABM de formularios</text:p>
          </table:table-cell>
          <table:table-cell table:style-name="ce80" office:value-type="string" calcext:value-type="string" table:number-columns-spanned="1" table:number-rows-spanned="4">
            <text:p>X</text:p>
          </table:table-cell>
          <table:table-cell table:style-name="ce81" table:number-columns-spanned="1" table:number-rows-spanned="4"/>
          <table:table-cell/>
        </table:table-row>
        <table:table-row table:style-name="ro13">
          <table:table-cell/>
          <table:table-cell table:style-name="ce74" office:value-type="string" calcext:value-type="string">
            <text:p><text:s text:c="4"/>+ CU04: Alta de formulario</text:p>
          </table:table-cell>
          <table:covered-table-cell table:style-name="ce80"/>
          <table:covered-table-cell table:style-name="ce81"/>
          <table:table-cell/>
        </table:table-row>
        <table:table-row table:style-name="ro13">
          <table:table-cell/>
          <table:table-cell table:style-name="ce74" office:value-type="string" calcext:value-type="string">
            <text:p><text:s text:c="4"/>+ CU05: Baja de formulario</text:p>
          </table:table-cell>
          <table:covered-table-cell table:style-name="ce80"/>
          <table:covered-table-cell table:style-name="ce81"/>
          <table:table-cell/>
        </table:table-row>
        <table:table-row table:style-name="ro13">
          <table:table-cell/>
          <table:table-cell table:style-name="ce74" office:value-type="string" calcext:value-type="string">
            <text:p><text:s text:c="4"/>+ CU06: Modificación de formulario</text:p>
          </table:table-cell>
          <table:covered-table-cell table:style-name="ce80"/>
          <table:covered-table-cell table:style-name="ce81"/>
          <table:table-cell/>
        </table:table-row>
        <table:table-row table:style-name="ro13">
          <table:table-cell/>
          <table:table-cell office:value-type="string" calcext:value-type="string">
            <text:p>CU07: Buscar formularios creados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/>
        </table:table-row>
        <table:table-row table:style-name="ro13">
          <table:table-cell/>
          <table:table-cell office:value-type="string" calcext:value-type="string">
            <text:p>CU08: Cerrar sesión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/>
        </table:table-row>
        <table:table-row table:style-name="ro13">
          <table:table-cell/>
          <table:table-cell table:style-name="ce75" office:value-type="string" calcext:value-type="string">
            <text:p>CU09: ABM de gestores de formularios</text:p>
          </table:table-cell>
          <table:table-cell table:style-name="ce78" office:value-type="string" calcext:value-type="string" table:number-columns-spanned="1" table:number-rows-spanned="4">
            <text:p>X</text:p>
          </table:table-cell>
          <table:table-cell table:style-name="ce78" table:number-columns-spanned="1" table:number-rows-spanned="4"/>
          <table:table-cell/>
        </table:table-row>
        <table:table-row table:style-name="ro14">
          <table:table-cell/>
          <table:table-cell table:style-name="ce75" office:value-type="string" calcext:value-type="string">
            <text:p><text:span text:style-name="T2">    </text:span>+ CU10: Alta de gestor de formularios</text:p>
          </table:table-cell>
          <table:covered-table-cell table:number-columns-repeated="2" table:style-name="ce78"/>
          <table:table-cell/>
        </table:table-row>
        <table:table-row table:style-name="ro14">
          <table:table-cell/>
          <table:table-cell table:style-name="ce75" office:value-type="string" calcext:value-type="string">
            <text:p><text:span text:style-name="T2">    </text:span>+ CU11: Baja de gestor de formularios</text:p>
          </table:table-cell>
          <table:covered-table-cell table:number-columns-repeated="2" table:style-name="ce78"/>
          <table:table-cell/>
        </table:table-row>
        <table:table-row table:style-name="ro14">
          <table:table-cell/>
          <table:table-cell table:style-name="ce75" office:value-type="string" calcext:value-type="string">
            <text:p><text:span text:style-name="T2">    </text:span>+ CU12: Modificación de gestor de formularios</text:p>
          </table:table-cell>
          <table:covered-table-cell table:number-columns-repeated="2" table:style-name="ce78"/>
          <table:table-cell/>
        </table:table-row>
        <table:table-row table:style-name="ro13">
          <table:table-cell/>
          <table:table-cell table:style-name="ce73" office:value-type="string" calcext:value-type="string">
            <text:p>CU13: Generar informes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/>
        </table:table-row>
        <table:table-row table:style-name="ro13">
          <table:table-cell/>
          <table:table-cell office:value-type="string" calcext:value-type="string">
            <text:p>CU14: Iniciar sesión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/>
        </table:table-row>
        <table:table-row table:style-name="ro13">
          <table:table-cell/>
          <table:table-cell table:style-name="ce76" office:value-type="string" calcext:value-type="string">
            <text:p>CU15: Administración de contenido de formulario</text:p>
          </table:table-cell>
          <table:table-cell table:style-name="ce78" office:value-type="string" calcext:value-type="string" table:number-columns-spanned="1" table:number-rows-spanned="4">
            <text:p>X</text:p>
          </table:table-cell>
          <table:table-cell table:style-name="ce78" table:number-columns-spanned="1" table:number-rows-spanned="4"/>
          <table:table-cell/>
        </table:table-row>
        <table:table-row table:style-name="ro14">
          <table:table-cell/>
          <table:table-cell table:style-name="ce76" office:value-type="string" calcext:value-type="string">
            <text:p><text:span text:style-name="T2">    </text:span>+ CU16: Agregar campo</text:p>
          </table:table-cell>
          <table:covered-table-cell table:style-name="ce78" office:value-type="string" calcext:value-type="string">
            <text:p>x</text:p>
          </table:covered-table-cell>
          <table:covered-table-cell table:style-name="ce78"/>
          <table:table-cell/>
        </table:table-row>
        <table:table-row table:style-name="ro14">
          <table:table-cell/>
          <table:table-cell table:style-name="ce76" office:value-type="string" calcext:value-type="string">
            <text:p><text:span text:style-name="T2">    </text:span>+ CU17: Eliminar campo</text:p>
          </table:table-cell>
          <table:covered-table-cell table:style-name="ce78" office:value-type="string" calcext:value-type="string">
            <text:p>x</text:p>
          </table:covered-table-cell>
          <table:covered-table-cell table:style-name="ce78"/>
          <table:table-cell/>
        </table:table-row>
        <table:table-row table:style-name="ro14">
          <table:table-cell/>
          <table:table-cell table:style-name="ce76" office:value-type="string" calcext:value-type="string">
            <text:p><text:span text:style-name="T2">    </text:span>+ CU18: Modificar campo</text:p>
          </table:table-cell>
          <table:covered-table-cell table:style-name="ce78" office:value-type="string" calcext:value-type="string">
            <text:p>x</text:p>
          </table:covered-table-cell>
          <table:covered-table-cell table:style-name="ce78"/>
          <table:table-cell/>
        </table:table-row>
        <table:table-row table:style-name="ro13">
          <table:table-cell/>
          <table:table-cell office:value-type="string" calcext:value-type="string">
            <text:p>CU19: Aprobación de formularios pendientes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/>
        </table:table-row>
        <table:table-row table:style-name="ro13">
          <table:table-cell/>
          <table:table-cell office:value-type="string" calcext:value-type="string">
            <text:p>CU20: Ver formularios</text:p>
          </table:table-cell>
          <table:table-cell table:number-columns-repeated="2" table:style-name="ce78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Estimación de esfuerzo total: 609,29 h-h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Trabajando 21hs por semana en un mes: 84hs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uración en meses: 609,29/84 = 7,25 (7 meses y días)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Cantidad de miembros del equipo de desarrollo = 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uración 7 meses para una personas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uración 3 ½ para el equipo de desarrollo Pai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6:38:29.634966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20-04-23T16:59:19.147007189</dc:date>
    <meta:editing-duration>PT2H35M27S</meta:editing-duration>
    <meta:editing-cycles>26</meta:editing-cycles>
    <meta:generator>LibreOffice/6.0.7.3$Linux_X86_64 LibreOffice_project/00m0$Build-3</meta:generator>
    <dc:creator>Ariel Machini</dc:creator>
    <meta:document-statistic meta:table-count="2" meta:cell-count="234" meta:object-count="0"/>
  </office:meta>
</office:document-meta>
</file>